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Foot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officeooo:rsid="000ce5a4" officeooo:paragraph-rsid="000ce5a4"/>
    </style:style>
    <style:style style:name="P8" style:family="paragraph" style:parent-style-name="Standard">
      <style:text-properties style:font-name="Arial" officeooo:rsid="00120ac3" officeooo:paragraph-rsid="00120ac3"/>
    </style:style>
    <style:style style:name="P9" style:family="paragraph" style:parent-style-name="Standard">
      <style:text-properties style:font-name="Arial" officeooo:rsid="00120ac3" officeooo:paragraph-rsid="001fef76"/>
    </style:style>
    <style:style style:name="P10" style:family="paragraph" style:parent-style-name="Standard">
      <style:text-properties style:font-name="Arial" officeooo:rsid="001fef76" officeooo:paragraph-rsid="001fef76"/>
    </style:style>
    <style:style style:name="P11" style:family="paragraph" style:parent-style-name="Standard">
      <style:text-properties style:font-name="Arial" officeooo:rsid="0010133e" officeooo:paragraph-rsid="002c005e"/>
    </style:style>
    <style:style style:name="P12" style:family="paragraph" style:parent-style-name="Standard">
      <style:text-properties style:font-name="Courier New" officeooo:rsid="000a135b" officeooo:paragraph-rsid="0031b810"/>
    </style:style>
    <style:style style:name="P13" style:family="paragraph" style:parent-style-name="Standard">
      <style:text-properties style:font-name="Arial1" officeooo:rsid="002e7099" officeooo:paragraph-rsid="002e7099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Arial" officeooo:rsid="000ce5a4" officeooo:paragraph-rsid="000ce5a4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Arial" officeooo:rsid="000ce5a4" officeooo:paragraph-rsid="001edd4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Arial" officeooo:rsid="001fef76" officeooo:paragraph-rsid="002618f4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Arial" officeooo:rsid="001fef76" officeooo:paragraph-rsid="0028f37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urier New" officeooo:rsid="000ce5a4" officeooo:paragraph-rsid="000ce5a4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urier New" officeooo:rsid="001b1942" officeooo:paragraph-rsid="002618f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urier New" officeooo:rsid="0028f37f" officeooo:paragraph-rsid="002618f4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officeooo:rsid="0025e82b" officeooo:paragraph-rsid="0025e82b"/>
    </style:style>
    <style:style style:name="P22" style:family="paragraph" style:parent-style-name="Standard">
      <style:text-properties style:font-name="Arial" fo:font-weight="bold" officeooo:rsid="00302231" officeooo:paragraph-rsid="0031b810" style:font-weight-asian="bold" style:font-weight-complex="bold"/>
    </style:style>
    <style:style style:name="P23" style:family="paragraph" style:parent-style-name="Standard">
      <style:text-properties style:font-name="Arial" officeooo:rsid="000a135b" officeooo:paragraph-rsid="00357768"/>
    </style:style>
    <style:style style:name="P24" style:family="paragraph" style:parent-style-name="Standard">
      <style:text-properties officeooo:rsid="000a135b" officeooo:paragraph-rsid="00357768"/>
    </style:style>
    <style:style style:name="P25" style:family="paragraph" style:parent-style-name="Standard">
      <style:text-properties style:font-name="Arial1" officeooo:rsid="002e7099" officeooo:paragraph-rsid="00357768"/>
    </style:style>
    <style:style style:name="P26" style:family="paragraph" style:parent-style-name="Standard">
      <style:text-properties style:font-name="Arial1" officeooo:rsid="002e7099" officeooo:paragraph-rsid="003996b7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Arial" officeooo:rsid="001fef76" officeooo:paragraph-rsid="00340d31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Courier New" officeooo:rsid="000ca974" officeooo:paragraph-rsid="00340d31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" officeooo:rsid="0025e82b" officeooo:paragraph-rsid="00377fc7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officeooo:rsid="000ce5a4" officeooo:paragraph-rsid="002618f4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" officeooo:rsid="000ce5a4" officeooo:paragraph-rsid="0031fba3"/>
    </style:style>
    <style:style style:name="P3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Courier New" fo:font-weight="bold" officeooo:rsid="000a135b" officeooo:paragraph-rsid="002e7099" style:font-weight-asian="bold" style:font-weight-complex="bold"/>
    </style:style>
    <style:style style:name="P33" style:family="paragraph" style:parent-style-name="Text_20_body">
      <style:text-properties style:font-name="Arial1"/>
    </style:style>
    <style:style style:name="T1" style:family="text">
      <style:text-properties officeooo:rsid="00075685"/>
    </style:style>
    <style:style style:name="T2" style:family="text">
      <style:text-properties style:font-name="Arial"/>
    </style:style>
    <style:style style:name="T3" style:family="text">
      <style:text-properties style:font-name="Arial" officeooo:rsid="0010133e"/>
    </style:style>
    <style:style style:name="T4" style:family="text">
      <style:text-properties style:font-name="Arial" officeooo:rsid="0015d175"/>
    </style:style>
    <style:style style:name="T5" style:family="text">
      <style:text-properties style:font-name="Arial" officeooo:rsid="000d2b5a"/>
    </style:style>
    <style:style style:name="T6" style:family="text">
      <style:text-properties style:font-name="Arial" officeooo:rsid="00302231"/>
    </style:style>
    <style:style style:name="T7" style:family="text">
      <style:text-properties style:font-name="Arial" fo:font-weight="bold" officeooo:rsid="00302231" style:font-weight-asian="bold" style:font-weight-complex="bold"/>
    </style:style>
    <style:style style:name="T8" style:family="text">
      <style:text-properties style:font-name="Arial" fo:font-weight="bold" officeooo:rsid="0010133e" style:font-weight-asian="bold" style:font-weight-complex="bold"/>
    </style:style>
    <style:style style:name="T9" style:family="text">
      <style:text-properties style:font-name="Arial" fo:font-weight="bold" officeooo:rsid="002d5ee0" style:font-weight-asian="bold" style:font-weight-complex="bold"/>
    </style:style>
    <style:style style:name="T10" style:family="text">
      <style:text-properties style:font-name="Arial" fo:font-weight="bold" officeooo:rsid="000ca974" style:font-weight-asian="bold" style:font-weight-complex="bold"/>
    </style:style>
    <style:style style:name="T11" style:family="text">
      <style:text-properties style:font-name="Arial" fo:font-weight="bold" officeooo:rsid="0039b7c4" style:font-weight-asian="bold" style:font-weight-complex="bold"/>
    </style:style>
    <style:style style:name="T12" style:family="text">
      <style:text-properties style:font-name="Arial" fo:font-weight="normal" officeooo:rsid="0015d175" style:font-weight-asian="normal" style:font-weight-complex="normal"/>
    </style:style>
    <style:style style:name="T13" style:family="text">
      <style:text-properties style:font-name="Arial" fo:font-weight="normal" officeooo:rsid="001fef76" style:font-weight-asian="normal" style:font-weight-complex="normal"/>
    </style:style>
    <style:style style:name="T14" style:family="text">
      <style:text-properties style:font-name="Arial" officeooo:rsid="0028f37f"/>
    </style:style>
    <style:style style:name="T15" style:family="text">
      <style:text-properties style:font-name="Courier New"/>
    </style:style>
    <style:style style:name="T16" style:family="text">
      <style:text-properties style:font-name="Courier New" officeooo:rsid="000d2b5a"/>
    </style:style>
    <style:style style:name="T17" style:family="text">
      <style:text-properties style:font-name="Courier New" officeooo:rsid="002618f4"/>
    </style:style>
    <style:style style:name="T18" style:family="text">
      <style:text-properties style:font-name="Courier New" officeooo:rsid="0028f37f"/>
    </style:style>
    <style:style style:name="T19" style:family="text">
      <style:text-properties style:font-name="Courier New" officeooo:rsid="0031fba3"/>
    </style:style>
    <style:style style:name="T20" style:family="text">
      <style:text-properties style:font-name="Courier New" officeooo:rsid="0010133e"/>
    </style:style>
    <style:style style:name="T21" style:family="text">
      <style:text-properties style:font-name="Courier New" fo:font-size="10pt" officeooo:rsid="0010133e" style:font-size-asian="10pt" style:font-size-complex="10pt"/>
    </style:style>
    <style:style style:name="T22" style:family="text">
      <style:text-properties style:font-name="Courier New" officeooo:rsid="00377fc7"/>
    </style:style>
    <style:style style:name="T23" style:family="text">
      <style:text-properties officeooo:rsid="0010133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ca974" style:font-weight-asian="bold" style:font-weight-complex="bold"/>
    </style:style>
    <style:style style:name="T26" style:family="text">
      <style:text-properties fo:font-weight="bold" officeooo:rsid="0015d175" style:font-weight-asian="bold" style:font-weight-complex="bold"/>
    </style:style>
    <style:style style:name="T27" style:family="text">
      <style:text-properties officeooo:rsid="001d567d"/>
    </style:style>
    <style:style style:name="T28" style:family="text">
      <style:text-properties officeooo:rsid="001fef76"/>
    </style:style>
    <style:style style:name="T29" style:family="text">
      <style:text-properties officeooo:rsid="00221a19"/>
    </style:style>
    <style:style style:name="T30" style:family="text">
      <style:text-properties officeooo:rsid="002618f4"/>
    </style:style>
    <style:style style:name="T31" style:family="text">
      <style:text-properties officeooo:rsid="0028f37f"/>
    </style:style>
    <style:style style:name="T32" style:family="text">
      <style:text-properties officeooo:rsid="002f5e3d"/>
    </style:style>
    <style:style style:name="T33" style:family="text">
      <style:text-properties officeooo:rsid="0031b810"/>
    </style:style>
    <style:style style:name="T34" style:family="text">
      <style:text-properties officeooo:rsid="00320229"/>
    </style:style>
    <style:style style:name="T35" style:family="text">
      <style:text-properties officeooo:rsid="0036ce31"/>
    </style:style>
    <style:style style:name="T36" style:family="text">
      <style:text-properties officeooo:rsid="00377fc7"/>
    </style:style>
    <style:style style:name="T37" style:family="text">
      <style:text-properties officeooo:rsid="0039b7c4"/>
    </style:style>
    <style:style style:name="T38" style:family="text">
      <style:text-properties officeooo:rsid="003e2a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6"/></text:p>
      <text:p text:style-name="P33"><text:span text:style-name="T24">Ecenter Teamverzeichnis: </text:span><text:s/>ITMxProjektYooloo </text:p>
      <text:p text:style-name="P26"/>
      <text:p text:style-name="P26">Das Teamverzeichnis ist die offizielle Version für Lehrer*<text:span text:style-name="T38">Innen</text:span>. <text:span text:style-name="T14">Schüler*Innen</text:span><text:span text:style-name="T32"> erhalten keine Schreib- oder Leseberechtigung. Das Verzeichnis dient als Kopiervorlage für eine Projektwoche.</text:span></text:p>
      <text:p text:style-name="P13"/>
      <text:p text:style-name="P25"/>
      <text:p text:style-name="P22"/>
      <text:p text:style-name="P12"><text:span text:style-name="T7">Ecenter Teamverzeich</text:span><text:span text:style-name="T8">nis:</text:span><text:span text:style-name="T3"> </text:span><text:span text:style-name="T23"><text:s/>ITM9ProjektYooloo </text:span><text:span text:style-name="T9">(</text:span><text:span text:style-name="T12">Beispiel </text:span><text:span text:style-name="T13">für </text:span><text:span text:style-name="T12">ITM9)</text:span><text:span text:style-name="T10">:</text:span></text:p>
      <text:p text:style-name="P11"/>
      <text:p text:style-name="P29">Zu Beginn des Projektes <text:span text:style-name="T36">legt</text:span> der AE Fachlehrer <text:span text:style-name="T34">der Klasse </text:span>eine<text:span text:style-name="T36">n Clone </text:span>des <text:s/>Teamverzeichnis <text:span text:style-name="T21">ITMxProjektYooloo</text:span><text:span text:style-name="T20"> </text:span><text:span text:style-name="T36">für s</text:span>eine Klasse mit Zugangsberechtigung für alle betreuenden Lehrer an. <text:span text:style-name="T36">Die Kopie </text:span>kann bei Bedarf <text:span text:style-name="T35">für die Klasse </text:span>adaptiert werden.</text:p>
      <text:p text:style-name="P21"/>
      <text:p text:style-name="P30"><text:span text:style-name="T19">Ordner</text:span><text:span text:style-name="T17">: </text:span><text:span text:style-name="T18">Gruppen/</text:span><text:span text:style-name="T17">Doku</text:span></text:p>
      <text:p text:style-name="P19"/>
      <text:p text:style-name="P16">Die Abgabe der <text:span text:style-name="T30">aktuellen Projektplanung </text:span>vor dem Statusmeeting <text:span text:style-name="T30">ist</text:span> verpflichtend. </text:p>
      <text:p text:style-name="P27"><text:span text:style-name="T30">Darüberhinaus können </text:span>Gruppen ihre Tagesergebnis <text:span text:style-name="T30">der Dokumentation in dem</text:span></text:p>
      <text:p text:style-name="P27"><text:span text:style-name="T30">Verzeichnis </text:span>sichern. </text:p>
      <text:p text:style-name="P27"/>
      <text:p text:style-name="P28">ITM9_Gruppe1_DokuYooloo.odt</text:p>
      <text:p text:style-name="P28">ITM9_Gruppe1_DokuYooloo.pdf</text:p>
      <text:p text:style-name="P28"/>
      <text:p text:style-name="P31"><text:span text:style-name="T19">Ordner</text:span><text:span text:style-name="T17">: </text:span><text:span text:style-name="T18">Gruppen/Projekt</text:span></text:p>
      <text:p text:style-name="P20"/>
      <text:p text:style-name="P17">Gruppen <text:span text:style-name="T31">und Schüler*Innen können ihre </text:span>Tagesergebnis <text:span text:style-name="T31">in diesem Ordner sichern. </text:span></text:p>
      <text:p text:style-name="P14"/>
      <text:p text:style-name="P18">Yooloo_Gruppe1_V0.001.zip</text:p>
      <text:p text:style-name="P15"><text:span text:style-name="T15">Yooloo_Gruppe1</text:span><text:span text:style-name="T16">M</text:span><text:span text:style-name="T15">ustermannV0.001.zip <text:s/></text:span><text:s/><text:span text:style-name="T2"><text:s text:c="2"/>// </text:span><text:span text:style-name="T4">Zwischenstand</text:span><text:span text:style-name="T5"> </text:span></text:p>
      <text:p text:style-name="P14"/>
      <text:p text:style-name="P7"/>
      <text:p text:style-name="P9"><text:span text:style-name="T25">YoolooAbgabe </text:span><text:span text:style-name="T26">final</text:span></text:p>
      <text:p text:style-name="P8"/>
      <text:p text:style-name="P10">Ein <text:span text:style-name="T37">Gruppenmitglied </text:span>gibt für <text:span text:style-name="T37">die</text:span> Gruppe Dokumentation, Präsentation und IDE Projekt ab.</text:p>
      <text:p text:style-name="P8"/>
      <text:p text:style-name="P9"><text:span text:style-name="T24">eCenterAbgabe </text:span>DokuYooloo <text:tab/> <text:s text:c="9"/>// einmal pro Gruppe</text:p>
      <text:p text:style-name="P8"/>
      <text:p text:style-name="P9"><text:span text:style-name="T24">eCenterAbgabe </text:span><text:span text:style-name="T27">Yooloo</text:span>Projekt <text:s text:c="13"/>// einmal pro Gruppe</text:p>
      <text:p text:style-name="P8"/>
      <text:p text:style-name="P9"><text:span text:style-name="T24">eCenterAbgabe </text:span><text:span text:style-name="T27">Yooloo</text:span>Pr<text:span text:style-name="T28">äsentation</text:span> <text:s text:c="4"/>// einmal pro Grup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Kopfz" style:family="table">
      <style:table-properties style:width="16.999cm" table:align="margins"/>
    </style:style>
    <style:style style:name="Kopfz.A" style:family="table-column">
      <style:table-column-properties style:column-width="9.869cm" style:rel-column-width="38047*"/>
    </style:style>
    <style:style style:name="Kopfz.B" style:family="table-column">
      <style:table-column-properties style:column-width="7.13cm" style:rel-column-width="27488*"/>
    </style:style>
    <style:style style:name="Kopfz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6.006cm" style:rel-column-width="23155*"/>
    </style:style>
    <style:style style:name="Tabelle2.B" style:family="table-column">
      <style:table-column-properties style:column-width="4.524cm" style:rel-column-width="17442*"/>
    </style:style>
    <style:style style:name="Tabelle2.C" style:family="table-column">
      <style:table-column-properties style:column-width="6.468cm" style:rel-column-width="24938*"/>
    </style:style>
    <style:style style:name="Tabelle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style:font-name="Arial" fo:font-size="9pt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officeooo:rsid="00075685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Kopfz" table:style-name="Kopfz">
          <table:table-column table:style-name="Kopfz.A"/>
          <table:table-column table:style-name="Kopfz.B"/>
          <table:table-row>
            <table:table-cell table:style-name="Kopfz.A1" office:value-type="string">
              <text:p text:style-name="MP1"/>
            </table:table-cell>
            <table:table-cell table:style-name="Kopfz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RBB <text:span text:style-name="MT1">Dortmund Yooloo</text:span><text:tab/> </text:p>
            </table:table-cell>
            <table:table-cell table:style-name="Tabelle2.A1" office:value-type="string">
              <text:p text:style-name="MP4"><text:page-number text:select-page="current">1</text:page-number></text:p>
            </table:table-cell>
            <table:table-cell table:style-name="Tabelle2.A1" office:value-type="string">
              <text:p text:style-name="MP5"><text:file-name text:display="name-and-extension">002_AbgabenNamenskonventionVerzeichnis.odt</text:file-name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Cichoski</meta:initial-creator>
    <meta:creation-date>2010-10-20T12:34:01.96</meta:creation-date>
    <dc:date>2019-12-18T10:28:30.124170431</dc:date>
    <meta:editing-duration>PT2H43M44S</meta:editing-duration>
    <meta:editing-cycles>72</meta:editing-cycles>
    <meta:generator>LibreOffice/5.1.6.2$Linux_X86_64 LibreOffice_project/10m0$Build-2</meta:generator>
    <meta:print-date>2019-12-18T10:29:14.542833597</meta:print-date>
    <meta:document-statistic meta:table-count="2" meta:image-count="0" meta:object-count="0" meta:page-count="1" meta:paragraph-count="22" meta:word-count="144" meta:character-count="1309" meta:non-whitespace-character-count="1145"/>
  </office:meta>
</office:document-meta>
</file>